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32pt" officeooo:rsid="000984e8" officeooo:paragraph-rsid="0004925c" style:font-size-asian="32pt" style:font-size-complex="32pt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12pt" officeooo:rsid="000984e8" officeooo:paragraph-rsid="0004925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2pt" officeooo:rsid="000984e8" officeooo:paragraph-rsid="00050031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2pt" officeooo:rsid="000984e8" officeooo:paragraph-rsid="000a6778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2pt" fo:font-weight="bold" officeooo:rsid="000984e8" officeooo:paragraph-rsid="0004925c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12pt" fo:font-weight="bold" officeooo:rsid="000984e8" officeooo:paragraph-rsid="00050031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12pt" fo:font-weight="bold" officeooo:rsid="000984e8" officeooo:paragraph-rsid="000a6778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12pt" fo:font-weight="bold" officeooo:rsid="000aa748" officeooo:paragraph-rsid="0004925c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ans" fo:font-size="12pt" fo:font-weight="bold" officeooo:rsid="000aa748" officeooo:paragraph-rsid="00050031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ans" fo:font-size="12pt" fo:font-weight="bold" officeooo:rsid="000aa748" officeooo:paragraph-rsid="000a677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DejaVu Sans" fo:font-size="12pt" fo:font-weight="normal" officeooo:rsid="00050031" officeooo:paragraph-rsid="000500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" fo:font-size="12pt" fo:font-weight="normal" officeooo:rsid="00050031" officeooo:paragraph-rsid="000a677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" fo:font-size="12pt" fo:font-weight="normal" officeooo:rsid="00055458" officeooo:paragraph-rsid="0005003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paragraph-rsid="0004925c"/>
    </style:style>
    <style:style style:name="P15" style:family="paragraph" style:parent-style-name="Standard">
      <style:paragraph-properties fo:text-align="start" style:justify-single-word="false"/>
      <style:text-properties officeooo:paragraph-rsid="00050031"/>
    </style:style>
    <style:style style:name="P16" style:family="paragraph" style:parent-style-name="Standard">
      <style:paragraph-properties fo:text-align="start" style:justify-single-word="false"/>
      <style:text-properties officeooo:paragraph-rsid="000a6778"/>
    </style:style>
    <style:style style:name="P17" style:family="paragraph" style:parent-style-name="Standard">
      <style:paragraph-properties fo:text-align="center" style:justify-single-word="false"/>
      <style:text-properties officeooo:paragraph-rsid="0004925c"/>
    </style:style>
    <style:style style:name="P18" style:family="paragraph" style:parent-style-name="Standard">
      <style:paragraph-properties fo:text-align="start" style:justify-single-word="false" fo:break-before="page"/>
      <style:text-properties style:font-name="DejaVu Sans" fo:font-size="12pt" fo:font-weight="bold" officeooo:rsid="000984e8" officeooo:paragraph-rsid="0004925c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 fo:break-before="page"/>
      <style:text-properties style:font-name="DejaVu Sans" fo:font-size="12pt" fo:font-weight="bold" officeooo:rsid="000984e8" officeooo:paragraph-rsid="0005003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 fo:break-before="page"/>
      <style:text-properties officeooo:paragraph-rsid="000a6778"/>
    </style:style>
    <style:style style:name="P21" style:family="paragraph" style:parent-style-name="Standard">
      <loext:graphic-properties draw:fill="none"/>
      <style:paragraph-properties fo:margin-left="0.7cm" fo:margin-right="0cm" fo:text-align="start" style:justify-single-word="false" fo:text-indent="-0.6cm" style:auto-text-indent="false" fo:background-color="transparent"/>
      <style:text-properties style:font-name="DejaVu Sans" fo:font-size="12pt" fo:font-weight="normal" officeooo:rsid="00055458" officeooo:paragraph-rsid="00055458" style:font-size-asian="10.5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DejaVu Sans" fo:font-size="12pt" fo:font-weight="normal" officeooo:rsid="00055458" officeooo:paragraph-rsid="00055458" style:font-size-asian="10.5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rsid="00050031" officeooo:paragraph-rsid="00050031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weight="normal" officeooo:rsid="00050031" officeooo:paragraph-rsid="00050031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a6778"/>
    </style:style>
    <style:style style:name="P2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050031"/>
    </style:style>
    <style:style style:name="P2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055458"/>
    </style:style>
    <style:style style:name="P2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0a6778"/>
    </style:style>
    <style:style style:name="P2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DejaVu Sans" fo:font-size="12pt" fo:font-weight="normal" officeooo:rsid="00055458" officeooo:paragraph-rsid="00055458" style:font-size-asian="10.5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DejaVu Sans" fo:font-size="12pt" fo:font-weight="normal" officeooo:rsid="000984e8" officeooo:paragraph-rsid="0004925c" style:font-size-asian="10.5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DejaVu Sans" fo:font-size="12pt" fo:font-weight="normal" officeooo:rsid="00050031" officeooo:paragraph-rsid="0005003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DejaVu Sans" fo:font-size="12pt" fo:font-weight="normal" officeooo:rsid="000a6778" officeooo:paragraph-rsid="000a677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DejaVu Sans" fo:font-size="12pt" fo:font-weight="bold" officeooo:rsid="000aa748" officeooo:paragraph-rsid="000b5118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DejaVu Sans" fo:font-size="12pt" fo:font-weight="bold" officeooo:rsid="000aa748" officeooo:paragraph-rsid="00050031" style:font-size-asian="10.5pt" style:font-weight-asian="bold" style:font-size-complex="12pt" style:font-weight-complex="bold"/>
    </style:style>
    <style:style style:name="P35" style:family="paragraph" style:parent-style-name="Standard" style:list-style-name="L1">
      <style:paragraph-properties fo:text-align="start" style:justify-single-word="false"/>
      <style:text-properties officeooo:paragraph-rsid="0004925c"/>
    </style:style>
    <style:style style:name="P36" style:family="paragraph" style:parent-style-name="Standard" style:list-style-name="L1">
      <style:paragraph-properties fo:text-align="start" style:justify-single-word="false"/>
      <style:text-properties officeooo:rsid="00050031" officeooo:paragraph-rsid="00050031"/>
    </style:style>
    <style:style style:name="P37" style:family="paragraph" style:parent-style-name="Standard" style:list-style-name="L1" style:master-page-name="">
      <loext:graphic-properties draw:fill="none"/>
      <style:paragraph-properties fo:margin-left="1.3cm" fo:margin-right="0cm" fo:text-align="start" style:justify-single-word="false" fo:text-indent="-0.7cm" style:auto-text-indent="false" style:page-number="auto" fo:background-color="transparent"/>
      <style:text-properties officeooo:paragraph-rsid="0004925c"/>
    </style:style>
    <style:style style:name="P38" style:family="paragraph" style:parent-style-name="Standard" style:list-style-name="L1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DejaVu Sans" fo:font-size="12pt" fo:font-weight="normal" officeooo:rsid="00050031" officeooo:paragraph-rsid="000a6778" style:font-size-asian="10.5pt" style:font-weight-asian="normal" style:font-size-complex="12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weight="normal" officeooo:rsid="00050031" officeooo:paragraph-rsid="00050031" style:font-weight-asian="normal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rsid="00050031" officeooo:paragraph-rsid="00050031"/>
    </style:style>
    <style:style style:name="P4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050031"/>
    </style:style>
    <style:style style:name="T1" style:family="text">
      <style:text-properties style:font-name="DejaVu Sans" fo:font-size="12pt" fo:font-weight="bold" style:font-size-asian="10.5pt" style:font-weight-asian="bold" style:font-size-complex="12pt" style:font-weight-complex="bold"/>
    </style:style>
    <style:style style:name="T2" style:family="text">
      <style:text-properties style:font-name="DejaVu Sans" fo:font-size="12pt" fo:font-weight="bold" officeooo:rsid="000984e8" style:font-size-asian="10.5pt" style:font-weight-asian="bold" style:font-size-complex="12pt" style:font-weight-complex="bold"/>
    </style:style>
    <style:style style:name="T3" style:family="text">
      <style:text-properties style:font-name="DejaVu Sans" fo:font-size="12pt" fo:font-weight="bold" officeooo:rsid="0004925c" style:font-size-asian="10.5pt" style:font-weight-asian="bold" style:font-size-complex="12pt" style:font-weight-complex="bold"/>
    </style:style>
    <style:style style:name="T4" style:family="text">
      <style:text-properties style:font-name="DejaVu Sans" fo:font-size="12pt" fo:font-weight="bold" officeooo:rsid="00050031" style:font-size-asian="10.5pt" style:font-weight-asian="bold" style:font-size-complex="12pt" style:font-weight-complex="bold"/>
    </style:style>
    <style:style style:name="T5" style:family="text">
      <style:text-properties style:font-name="DejaVu Sans" fo:font-size="12pt" fo:font-weight="bold" officeooo:rsid="00055458" style:font-size-asian="10.5pt" style:font-weight-asian="bold" style:font-size-complex="12pt" style:font-weight-complex="bold"/>
    </style:style>
    <style:style style:name="T6" style:family="text">
      <style:text-properties style:font-name="DejaVu Sans" fo:font-size="12pt" fo:font-weight="bold" officeooo:rsid="000a6778" style:font-size-asian="10.5pt" style:font-weight-asian="bold" style:font-size-complex="12pt" style:font-weight-complex="bold"/>
    </style:style>
    <style:style style:name="T7" style:family="text">
      <style:text-properties style:font-name="DejaVu Sans" fo:font-size="12pt" fo:font-weight="bold" officeooo:rsid="000b5118" style:font-size-asian="10.5pt" style:font-weight-asian="bold" style:font-size-complex="12pt" style:font-weight-complex="bold"/>
    </style:style>
    <style:style style:name="T8" style:family="text">
      <style:text-properties style:font-name="DejaVu Sans" fo:font-size="12pt" style:font-size-asian="10.5pt" style:font-size-complex="12pt"/>
    </style:style>
    <style:style style:name="T9" style:family="text">
      <style:text-properties style:font-name="DejaVu Sans" fo:font-size="12pt" officeooo:rsid="000984e8" style:font-size-asian="10.5pt" style:font-size-complex="12pt"/>
    </style:style>
    <style:style style:name="T10" style:family="text">
      <style:text-properties style:font-name="DejaVu Sans" fo:font-size="12pt" officeooo:rsid="0004925c" style:font-size-asian="10.5pt" style:font-size-complex="12pt"/>
    </style:style>
    <style:style style:name="T11" style:family="text">
      <style:text-properties style:font-name="DejaVu Sans" fo:font-size="12pt" officeooo:rsid="00050031" style:font-size-asian="10.5pt" style:font-size-complex="12pt"/>
    </style:style>
    <style:style style:name="T12" style:family="text">
      <style:text-properties style:font-name="DejaVu Sans" fo:font-size="12pt" officeooo:rsid="00055458" style:font-size-asian="10.5pt" style:font-size-complex="12pt"/>
    </style:style>
    <style:style style:name="T13" style:family="text">
      <style:text-properties style:font-name="DejaVu Sans" fo:font-size="12pt" officeooo:rsid="00065a91" style:font-size-asian="10.5pt" style:font-size-complex="12pt"/>
    </style:style>
    <style:style style:name="T14" style:family="text">
      <style:text-properties style:font-name="DejaVu Sans" fo:font-size="12pt" officeooo:rsid="000f0d0c" style:font-size-asian="10.5pt" style:font-size-complex="12pt"/>
    </style:style>
    <style:style style:name="T15" style:family="text">
      <style:text-properties style:font-name="DejaVu Sans" fo:font-size="12pt" officeooo:rsid="000a6778" style:font-size-asian="10.5pt" style:font-size-complex="12pt"/>
    </style:style>
    <style:style style:name="T16" style:family="text">
      <style:text-properties style:font-name="DejaVu Sans" fo:font-size="12pt" officeooo:rsid="000b5118" style:font-size-asian="10.5pt" style:font-size-complex="12pt"/>
    </style:style>
    <style:style style:name="T17" style:family="text">
      <style:text-properties style:font-name="DejaVu Sans" fo:font-size="12pt" fo:font-weight="normal" style:font-size-asian="10.5pt" style:font-weight-asian="normal" style:font-size-complex="12pt" style:font-weight-complex="normal"/>
    </style:style>
    <style:style style:name="T18" style:family="text">
      <style:text-properties style:font-name="DejaVu Sans" fo:font-size="12pt" fo:font-weight="normal" officeooo:rsid="000984e8" style:font-size-asian="10.5pt" style:font-weight-asian="normal" style:font-size-complex="12pt" style:font-weight-complex="normal"/>
    </style:style>
    <style:style style:name="T19" style:family="text">
      <style:text-properties style:font-name="DejaVu Sans" fo:font-size="12pt" fo:font-weight="normal" officeooo:rsid="0004925c" style:font-size-asian="10.5pt" style:font-weight-asian="normal" style:font-size-complex="12pt" style:font-weight-complex="normal"/>
    </style:style>
    <style:style style:name="T20" style:family="text">
      <style:text-properties style:font-name="DejaVu Sans" fo:font-size="12pt" fo:font-weight="normal" officeooo:rsid="00050031" style:font-size-asian="10.5pt" style:font-weight-asian="normal" style:font-size-complex="12pt" style:font-weight-complex="normal"/>
    </style:style>
    <style:style style:name="T21" style:family="text">
      <style:text-properties style:font-name="DejaVu Sans" fo:font-size="12pt" fo:font-weight="normal" officeooo:rsid="00055458" style:font-size-asian="10.5pt" style:font-weight-asian="normal" style:font-size-complex="12pt" style:font-weight-complex="normal"/>
    </style:style>
    <style:style style:name="T22" style:family="text">
      <style:text-properties style:font-name="DejaVu Sans" fo:font-size="12pt" fo:font-weight="normal" officeooo:rsid="00065a91" style:font-size-asian="10.5pt" style:font-weight-asian="normal" style:font-size-complex="12pt" style:font-weight-complex="normal"/>
    </style:style>
    <style:style style:name="T23" style:family="text">
      <style:text-properties style:font-name="DejaVu Sans" fo:font-size="12pt" fo:font-weight="normal" officeooo:rsid="000fc22a" style:font-size-asian="10.5pt" style:font-weight-asian="normal" style:font-size-complex="12pt" style:font-weight-complex="normal"/>
    </style:style>
    <style:style style:name="T24" style:family="text">
      <style:text-properties style:font-name="DejaVu Sans" fo:font-size="12pt" fo:font-weight="normal" officeooo:rsid="000f0d0c" style:font-size-asian="10.5pt" style:font-weight-asian="normal" style:font-size-complex="12pt" style:font-weight-complex="normal"/>
    </style:style>
    <style:style style:name="T25" style:family="text">
      <style:text-properties style:font-name="DejaVu Sans" fo:font-size="12pt" fo:font-weight="normal" officeooo:rsid="000a6778" style:font-size-asian="10.5pt" style:font-weight-asian="normal" style:font-size-complex="12pt" style:font-weight-complex="normal"/>
    </style:style>
    <style:style style:name="T26" style:family="text">
      <style:text-properties style:font-name="DejaVu Sans" fo:font-size="12pt" fo:font-weight="normal" officeooo:rsid="000b5118" style:font-size-asian="10.5pt" style:font-weight-asian="normal" style:font-size-complex="12pt" style:font-weight-complex="normal"/>
    </style:style>
    <style:style style:name="T27" style:family="text">
      <style:text-properties style:font-name="DejaVu Sans" fo:font-size="32pt" officeooo:rsid="000984e8" style:font-size-asian="32pt" style:font-size-complex="32pt"/>
    </style:style>
    <style:style style:name="T28" style:family="text">
      <style:text-properties style:font-name="DejaVu Sans" fo:font-size="32pt" officeooo:rsid="0004925c" style:font-size-asian="32pt" style:font-size-complex="32pt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04925c" style:font-weight-asian="bold" style:font-weight-complex="bold"/>
    </style:style>
    <style:style style:name="T31" style:family="text">
      <style:text-properties officeooo:rsid="0004925c"/>
    </style:style>
    <style:style style:name="T32" style:family="text">
      <style:text-properties officeooo:rsid="00050031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055458" style:font-weight-asian="normal" style:font-weight-complex="normal"/>
    </style:style>
    <style:style style:name="T35" style:family="text">
      <style:text-properties fo:font-weight="normal" officeooo:rsid="000a6778" style:font-weight-asian="normal" style:font-weight-complex="normal"/>
    </style:style>
    <style:style style:name="T36" style:family="text">
      <style:text-properties fo:font-weight="normal" officeooo:rsid="000b5118" style:font-weight-asian="normal" style:font-weight-complex="normal"/>
    </style:style>
    <style:style style:name="T37" style:family="text">
      <style:text-properties fo:font-weight="normal" officeooo:rsid="00050031" style:font-weight-asian="normal" style:font-weight-complex="normal"/>
    </style:style>
    <style:style style:name="T38" style:family="text">
      <style:text-properties officeooo:rsid="00055458"/>
    </style:style>
    <style:style style:name="T39" style:family="text">
      <style:text-properties officeooo:rsid="000a6778"/>
    </style:style>
    <style:style style:name="T40" style:family="text">
      <style:text-properties officeooo:rsid="000b511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Cas d’Utilisation du package</text:p>
      <text:p text:style-name="P17"><text:span text:style-name="T27">« </text:span><text:span text:style-name="T28">Achats</text:span><text:span text:style-name="T27"> »</text:span></text:p>
      <text:p text:style-name="P18">Cas d’Utilisation n°00<text:span text:style-name="T31">4</text:span></text:p>
      <text:p text:style-name="P14"><text:span text:style-name="T2">Nom :</text:span><text:span text:style-name="T9"> </text:span><text:span text:style-name="T10">Consulter la carte d’une pizzeria</text:span></text:p>
      <text:p text:style-name="P14"><text:span text:style-name="T2">Acteur(s) :</text:span><text:span text:style-name="T9"> </text:span><text:span text:style-name="T10">Utilisateur</text:span></text:p>
      <text:p text:style-name="P14"><text:span text:style-name="T2">Description :</text:span><text:span text:style-name="T9"> </text:span><text:span text:style-name="T10">Afficher le choix des pizza disponibles dans une pizzeria.</text:span></text:p>
      <text:p text:style-name="P2"><text:span text:style-name="T29">Pré-condition(s) :</text:span> — </text:p>
      <text:p text:style-name="P14"><text:span text:style-name="T2">Déclencheur :</text:span><text:span text:style-name="T9"> </text:span><text:span text:style-name="T10">L’utilisateur demande à consulter la carte.</text:span></text:p>
      <text:p text:style-name="P5">Scénario nominal :</text:p>
      <text:list xml:id="list2915598025" text:style-name="L1">
        <text:list-item>
          <text:p text:style-name="P37"><text:span text:style-name="T18">Le </text:span><text:span text:style-name="T2">Système </text:span><text:span text:style-name="T3">affiche </text:span><text:span text:style-name="T19">les pizzeria les plus proches</text:span><text:span text:style-name="T18">.</text:span></text:p>
        </text:list-item>
        <text:list-item>
          <text:p text:style-name="P30">L’<text:span text:style-name="T30">Utilisateur sélectionne</text:span><text:span text:style-name="T31"> la pizzeria dont il souhaite voir la carte</text:span>.</text:p>
        </text:list-item>
        <text:list-item>
          <text:p text:style-name="P35"><text:span text:style-name="T18">Le </text:span><text:span text:style-name="T2">Système </text:span><text:span text:style-name="T3">affiche</text:span><text:span text:style-name="T18"> la </text:span><text:span text:style-name="T19">carte des pizza.</text:span></text:p>
        </text:list-item>
      </text:list>
      <text:p text:style-name="P11"/>
      <text:p text:style-name="P8">Scénario alternatif :</text:p>
      <text:list xml:id="list141854315864991" text:continue-numbering="true" text:style-name="L1">
        <text:list-item>
          <text:p text:style-name="P36"><text:span text:style-name="T19">L’</text:span><text:span text:style-name="T1">Utilisateur sélectionne </text:span><text:span text:style-name="T17">une pizza</text:span></text:p>
        </text:list-item>
        <text:list-item>
          <text:p text:style-name="P31">Le <text:span text:style-name="T29">Système affiche</text:span> les détails concernant la pizza (composition, prix etc...)</text:p>
        </text:list-item>
      </text:list>
      <text:p text:style-name="P8">Scénario d’exception :<text:span text:style-name="T33"> — </text:span></text:p>
      <text:p text:style-name="P8"/>
      <text:p text:style-name="P8"/>
      <text:p text:style-name="P19">Cas d’Utilisation n°00<text:span text:style-name="T32">5</text:span></text:p>
      <text:p text:style-name="P15"><text:span text:style-name="T2">Nom :</text:span><text:span text:style-name="T9"> </text:span><text:span text:style-name="T11">Se constituer un panier</text:span></text:p>
      <text:p text:style-name="P15"><text:span text:style-name="T2">Acteur(s) :</text:span><text:span text:style-name="T9"> </text:span><text:span text:style-name="T10">Utilisateur</text:span></text:p>
      <text:p text:style-name="P15"><text:span text:style-name="T2">Description :</text:span><text:span text:style-name="T9"> </text:span><text:span text:style-name="T11">Choisir une ou plusieurs pizza à commander</text:span></text:p>
      <text:p text:style-name="P3"><text:span text:style-name="T29">Pré-condition(s) :</text:span> — </text:p>
      <text:p text:style-name="P15"><text:span text:style-name="T2">Déclencheur :</text:span><text:span text:style-name="T9"> </text:span><text:span text:style-name="T10">L’utilisateur demande à consulter la carte.</text:span></text:p>
      <text:p text:style-name="P6">Scénario nominal :</text:p>
      <text:p text:style-name="P26"><text:span text:style-name="T18"><text:tab/></text:span><text:span text:style-name="T26">1. </text:span><text:span text:style-name="T18">L</text:span><text:span text:style-name="T20">’</text:span><text:span text:style-name="T4">Utilisateur consulte</text:span><text:span text:style-name="T20"> la carte des pizza (Inclusion du cas d’Utilisation n°004 : Consulter la carte d’une pizzeria).</text:span></text:p>
      <text:p text:style-name="P23"><text:span text:style-name="T17"><text:tab/></text:span><text:span text:style-name="T26">2. </text:span><text:span text:style-name="T17">L’</text:span><text:span text:style-name="T1">Utilisateur sélectionne</text:span><text:span text:style-name="T17"> une pizza.</text:span></text:p>
      <text:p text:style-name="P23"><text:span text:style-name="T17"><text:tab/></text:span><text:span text:style-name="T26">3. Le </text:span><text:span text:style-name="T7">Système affiche</text:span><text:span text:style-name="T26"> le détail de la pizza.</text:span></text:p>
      <text:p text:style-name="P24"><text:span text:style-name="T8"><text:tab/></text:span><text:span text:style-name="T16">4. </text:span><text:span text:style-name="T8">L’</text:span><text:span text:style-name="T1">Utilisateur choisit</text:span><text:span text:style-name="T8"> le nombre de pizza qu’il veut inclure dans sa commande et </text:span><text:span text:style-name="T1">valide.</text:span></text:p>
      <text:p text:style-name="P24"><text:span text:style-name="T1"><text:tab/></text:span><text:span text:style-name="T16">5. Le </text:span><text:span text:style-name="T7">Système </text:span><text:span text:style-name="T16">consulte les stocks de la pizzeria et </text:span><text:span text:style-name="T7">enregistre</text:span><text:span text:style-name="T16"> la pizza et le nombre demandé.</text:span></text:p>
      <text:p text:style-name="P9">Scénario alternatif :<text:span text:style-name="T33"> </text:span></text:p>
      <text:p text:style-name="P33"><text:span text:style-name="T33"><text:tab/></text:span><text:span text:style-name="T36">6. </text:span><text:span text:style-name="T37">L’</text:span><text:span text:style-name="T32">Utilisateur répète</text:span><text:span text:style-name="T37"> les étapes </text:span><text:span text:style-name="T36">1</text:span><text:span text:style-name="T37">. </text:span><text:span text:style-name="T36">à</text:span><text:span text:style-name="T37"> </text:span><text:span text:style-name="T36">5</text:span><text:span text:style-name="T37">. autant de fois qu’il le souhaite.</text:span></text:p>
      <text:p text:style-name="P33">Scénario d’exception :</text:p>
      <text:p text:style-name="P33"><text:span text:style-name="T33"><text:tab/><text:tab/></text:span><text:span text:style-name="T36">5. a) Le stock est insuffisant pour le nombre de pizza demandé.</text:span></text:p>
      <text:p text:style-name="P33"><text:span text:style-name="T36"><text:tab/><text:tab/><text:tab/>5. a) i) Le </text:span><text:span text:style-name="T40">Système affiche</text:span><text:span text:style-name="T36"> une alerte à l’utilisateur, notifiant le nombre de pizza disponibles.</text:span></text:p>
      <text:p text:style-name="P33"><text:span text:style-name="T36"><text:tab/><text:tab/><text:tab/>5. a) ii) Retour à l’étape 1.</text:span></text:p>
      <text:p text:style-name="P11"/>
      <text:p text:style-name="P19">Cas d’Utilisation n°00<text:span text:style-name="T32">6</text:span></text:p>
      <text:p text:style-name="P15"><text:span text:style-name="T2">Nom :</text:span><text:span text:style-name="T9"> </text:span><text:span text:style-name="T11">Passer une Commande</text:span></text:p>
      <text:p text:style-name="P15"><text:span text:style-name="T2">Acteur(s) :</text:span><text:span text:style-name="T9"> </text:span><text:span text:style-name="T10">Utilisateur, </text:span><text:span text:style-name="T12">&lt;&lt;Système&gt;&gt; Banque en ligne</text:span></text:p>
      <text:p text:style-name="P15"><text:span text:style-name="T2">Description :</text:span><text:span text:style-name="T4"> </text:span><text:span text:style-name="T20">Commander une ou plusieurs pizza.</text:span></text:p>
      <text:p text:style-name="P15"><text:span text:style-name="T2">Pré-condition(s) :</text:span><text:span text:style-name="T9"> </text:span><text:span text:style-name="T11">S’être constitué un panier</text:span><text:span text:style-name="T9">, </text:span><text:span text:style-name="T12">l’Utilisateur doit être identifié.</text:span></text:p>
      <text:p text:style-name="P15"><text:span text:style-name="T2">Déclencheur :</text:span><text:span text:style-name="T9"> </text:span><text:span text:style-name="T10">L’utilisateur </text:span><text:span text:style-name="T11">valide le contenu de son panier.</text:span></text:p>
      <text:p text:style-name="P6">Scénario nominal :</text:p>
      <text:p text:style-name="P26"><text:span text:style-name="T18"><text:tab/></text:span><text:span text:style-name="T22">1. </text:span><text:span text:style-name="T18">L</text:span><text:span text:style-name="T20">e </text:span><text:span text:style-name="T4">Systme affiche</text:span><text:span text:style-name="T20"> un récapitulatif de la commande (contenu du panier, prix total).</text:span></text:p>
      <text:p text:style-name="P23"><text:span text:style-name="T17"><text:tab/></text:span><text:span text:style-name="T22">2. </text:span><text:span text:style-name="T17">L’</text:span><text:span text:style-name="T1">Utilisateur valide </text:span><text:span text:style-name="T17">sa commande.</text:span></text:p>
      <text:p text:style-name="P24"><text:span text:style-name="T8"><text:tab/></text:span><text:span text:style-name="T13">3. </text:span><text:span text:style-name="T8">Le </text:span><text:span text:style-name="T1">Système affiche </text:span><text:span text:style-name="T8">les différents modes de commandes (livraison, réception en pizzeria).</text:span></text:p>
      <text:p text:style-name="P24"><text:span text:style-name="T8"><text:tab/></text:span><text:span text:style-name="T13">4. </text:span><text:span text:style-name="T8">L’</text:span><text:span text:style-name="T1">Utilisateur choisit</text:span><text:span text:style-name="T8"> parmi les propositions et valide.</text:span></text:p>
      <text:p text:style-name="P24"><text:span text:style-name="T8"><text:tab/></text:span><text:span text:style-name="T13">5. </text:span><text:span text:style-name="T8">Le </text:span><text:span text:style-name="T1">Système affiche </text:span><text:span text:style-name="T8">les différents moyens de paiement en fonction du mode de réception des pizza choisit (Paypal/ Carte Bleue, règlement en liquide à livraison, règlement sur place à réception).</text:span></text:p>
      <text:p text:style-name="P24"><text:span text:style-name="T8"><text:tab/></text:span><text:span text:style-name="T13">6. </text:span><text:span text:style-name="T8">L’</text:span><text:span text:style-name="T1">Utilisateur choisit </text:span><text:span text:style-name="T8">le mode de paiement qui lui convient.</text:span></text:p>
      <text:p text:style-name="P24"><text:span text:style-name="T8"><text:tab/></text:span><text:span text:style-name="T13">7. </text:span><text:span text:style-name="T8">Le </text:span><text:span text:style-name="T1">Sytème affiche </text:span><text:span text:style-name="T8">le récapitulatif complet de la commande ainsi que le prix total.</text:span></text:p>
      <text:p text:style-name="P9">Scénario alternatif :<text:span text:style-name="T33"> </text:span></text:p>
      <text:p text:style-name="P27"><text:span text:style-name="T21"><text:tab/>6. a) L’</text:span><text:span text:style-name="T5">Utilisateur choisit </text:span><text:span text:style-name="T21">de payer en ligne sa commande.</text:span></text:p>
      <text:p text:style-name="P29"><text:tab/><text:tab/>6. a) i) Le <text:span text:style-name="T29">Système affiche </text:span>la page de paiement (avec la demande de renseignement des coordonnées bancaires)</text:p>
      <text:p text:style-name="P22"><text:tab/><text:tab/>6. a) ii) L’<text:span text:style-name="T29">Utilisateur renseigne</text:span> les informations demandées et valide.</text:p>
      <text:p text:style-name="P22"><text:tab/><text:tab/>6. a) iii) Le <text:span text:style-name="T29">Système envoie</text:span> les données à la <text:span text:style-name="T29">Banque en ligne </text:span><text:s/>qui <text:span text:style-name="T29">vérifie</text:span> la validité des informations.</text:p>
      <text:p text:style-name="P22"><text:tab/><text:tab/>6.a) iv) Passage à l’étape 7.</text:p>
      <text:p text:style-name="P21"/>
      <text:p text:style-name="P9">Scénario d’exception <text:span text:style-name="T33">:</text:span></text:p>
      <text:p text:style-name="P9"><text:span text:style-name="T33"><text:tab/></text:span><text:span text:style-name="T34">2. a) L’</text:span><text:span text:style-name="T38">Utilisateur ne s’est pas</text:span><text:span text:style-name="T34"> </text:span><text:span text:style-name="T38">identifié</text:span><text:span text:style-name="T34"> sur le site / application.</text:span></text:p>
      <text:p text:style-name="P9"><text:span text:style-name="T34"><text:tab/><text:tab/>2. a) i) Le </text:span><text:span text:style-name="T38">Système</text:span><text:span text:style-name="T34"> </text:span><text:span text:style-name="T38">demande</text:span><text:span text:style-name="T34"> à l’Utilisateur de se connecter (inclusion du cas d’Utilisation n°3 : Se connecter à son compte).</text:span></text:p>
      <text:p text:style-name="P13"><text:tab/><text:tab/>2. a) ii) Retour à l’étape 2.</text:p>
      <text:p text:style-name="P20"><text:span text:style-name="T2">Cas d’Utilisation n°00</text:span><text:span text:style-name="T6">7</text:span></text:p>
      <text:p text:style-name="P16"><text:span text:style-name="T2">Nom :</text:span><text:span text:style-name="T9"> </text:span><text:span text:style-name="T15">S</text:span><text:span text:style-name="T14">a</text:span><text:span text:style-name="T15">uvegarder une recette</text:span></text:p>
      <text:p text:style-name="P16"><text:span text:style-name="T2">Acteur(s) :</text:span><text:span text:style-name="T9"> </text:span><text:span text:style-name="T15">Utilisateur</text:span></text:p>
      <text:p text:style-name="P16"><text:span text:style-name="T2">Description :</text:span><text:span text:style-name="T9"> </text:span><text:span text:style-name="T15">Mettre une pizza en favoris</text:span></text:p>
      <text:p text:style-name="P4"><text:span text:style-name="T29">Pré-condition(s) :</text:span> — </text:p>
      <text:p text:style-name="P16"><text:span text:style-name="T2">Déclencheur :</text:span><text:span text:style-name="T9"> </text:span><text:span text:style-name="T14">Un client demande à être livré.</text:span></text:p>
      <text:p text:style-name="P7">Scénario nominal :</text:p>
      <text:p text:style-name="P28"><text:span text:style-name="T18"><text:tab/></text:span><text:span text:style-name="T23">1. </text:span><text:span text:style-name="T18">L’</text:span><text:span text:style-name="T6">Utilisateur</text:span><text:span text:style-name="T25"> consulte la carte des pizza</text:span><text:span text:style-name="T24"> </text:span><text:span text:style-name="T25">(Inclusion du cas d’utilisation n°004 : Consulter la carte d’une pizzeria.</text:span></text:p>
      <text:p text:style-name="P28"><text:span text:style-name="T23"><text:tab/>2. </text:span><text:span text:style-name="T24">L</text:span><text:span text:style-name="T23">’</text:span><text:span text:style-name="T6">Utilisateur</text:span><text:span text:style-name="T25"> </text:span><text:span text:style-name="T6">sélectionne</text:span><text:span text:style-name="T25"> une pizza.</text:span></text:p>
      <text:p text:style-name="P28"><text:span text:style-name="T18"><text:tab/></text:span><text:span text:style-name="T23">3. </text:span><text:span text:style-name="T18">Le </text:span><text:span text:style-name="T2">Système </text:span><text:span text:style-name="T3">affiche</text:span><text:span text:style-name="T18"> l</text:span><text:span text:style-name="T25">es détails de la pizza.</text:span></text:p>
      <text:p text:style-name="P25"><text:span text:style-name="T23"><text:tab/>4. </text:span><text:span text:style-name="T25">L’</text:span><text:span text:style-name="T6">Utilisateur ajoute</text:span><text:span text:style-name="T25"> la pizza dans ses favoris</text:span><text:span text:style-name="T23">.</text:span></text:p>
      <text:p text:style-name="P25"><text:span text:style-name="T23"><text:tab/></text:span><text:span text:style-name="T25">5. Le </text:span><text:span text:style-name="T6">Système vérifie</text:span><text:span text:style-name="T25"> que la pizza ne soit pas déjà enregistrée, puis enregistre la pizza.</text:span></text:p>
      <text:p text:style-name="P12"/>
      <text:p text:style-name="P10">Scénario alternatif :</text:p>
      <text:p text:style-name="P10"><text:tab/><text:tab/><text:span text:style-name="T35">2. a) L’</text:span><text:span text:style-name="T39">Utilisateur compose</text:span><text:span text:style-name="T35"> sa propre pizza.</text:span></text:p>
      <text:p text:style-name="P10"><text:span text:style-name="T35"><text:tab/><text:tab/><text:tab/>2. a) i) L’</text:span><text:span text:style-name="T39">Utilisateur sélectionne</text:span><text:span text:style-name="T35"> ses ingrédients.</text:span></text:p>
      <text:p text:style-name="P10"><text:span text:style-name="T35"><text:tab/><text:tab/><text:tab/>2. a) ii) L’</text:span><text:span text:style-name="T39">Utilisateur nomme</text:span><text:span text:style-name="T35"> sa recette.</text:span></text:p>
      <text:p text:style-name="P32"><text:tab/><text:tab/><text:tab/>2. a) iii) Passage à l’étape 4.</text:p>
      <text:list xml:id="list141854560114523" text:continue-numbering="true" text:style-name="L1">
        <text:list-header>
          <text:p text:style-name="P38"/>
        </text:list-header>
      </text:list>
      <text:p text:style-name="P10">Scénario d’exception :<text:span text:style-name="T33"> —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1:45:55.199000000</meta:creation-date>
    <dc:date>2020-03-17T14:18:53.058494476</dc:date>
    <meta:editing-duration>PT29M35S</meta:editing-duration>
    <meta:editing-cycles>5</meta:editing-cycles>
    <meta:generator>LibreOffice/6.0.7.3$Linux_X86_64 LibreOffice_project/00m0$Build-3</meta:generator>
    <dc:creator>Thomas Hintermeier</dc:creator>
    <meta:document-statistic meta:table-count="0" meta:image-count="0" meta:object-count="0" meta:page-count="5" meta:paragraph-count="76" meta:word-count="619" meta:character-count="3901" meta:non-whitespace-character-count="3299"/>
  </office:meta>
</office:document-meta>
</file>